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1d8" officeooo:paragraph-rsid="0012e1d8"/>
    </style:style>
    <style:style style:name="P2" style:family="paragraph" style:parent-style-name="Standard">
      <style:text-properties officeooo:rsid="00135d9c" officeooo:paragraph-rsid="00135d9c"/>
    </style:style>
    <style:style style:name="P3" style:family="paragraph" style:parent-style-name="Standard">
      <style:text-properties officeooo:rsid="0014c759" officeooo:paragraph-rsid="0014c759"/>
    </style:style>
    <style:style style:name="P4" style:family="paragraph" style:parent-style-name="Standard">
      <style:text-properties officeooo:rsid="001614aa" officeooo:paragraph-rsid="001614aa"/>
    </style:style>
    <style:style style:name="P5" style:family="paragraph" style:parent-style-name="Standard">
      <style:text-properties officeooo:rsid="0016f7af" officeooo:paragraph-rsid="0016f7af"/>
    </style:style>
    <style:style style:name="P6" style:family="paragraph" style:parent-style-name="Standard" style:list-style-name="L3">
      <style:text-properties officeooo:rsid="0016f7af" officeooo:paragraph-rsid="0016f7af"/>
    </style:style>
    <style:style style:name="P7" style:family="paragraph" style:parent-style-name="Standard">
      <style:text-properties officeooo:rsid="0016f7af" officeooo:paragraph-rsid="0017dfde"/>
    </style:style>
    <style:style style:name="T1" style:family="text">
      <style:text-properties officeooo:rsid="0017df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Cust (</text:p>
      <text:p text:style-name="P1">custid varchar(3) primary key,</text:p>
      <text:p text:style-name="P1">Lname varchar(15),</text:p>
      <text:p text:style-name="P1">Fname varchar(15),</text:p>
      <text:p text:style-name="P1">area varchar(2),</text:p>
      <text:p text:style-name="P1">phoneno numeric(8,0)</text:p>
      <text:p text:style-name="P1">);</text:p>
      <text:p text:style-name="P1">CREATE TABLE Movie(</text:p>
      <text:p text:style-name="P1">Mvno numeric(2,0) primary key,</text:p>
      <text:p text:style-name="P1">title varchar(25),</text:p>
      <text:p text:style-name="P1">type varchar(10),</text:p>
      <text:p text:style-name="P1">star varchar(25),</text:p>
      <text:p text:style-name="P1">price numeric(8,2));</text:p>
      <text:p text:style-name="P1">CREATE TABLE Invoice(</text:p>
      <text:p text:style-name="P1">Invno varchar(3) primary key,</text:p>
      <text:p text:style-name="P1">Mvno integer,</text:p>
      <text:p text:style-name="P1"><text:s/>foreign key (Mvno) references Movie,</text:p>
      <text:p text:style-name="P1">custid varchar(3),</text:p>
      <text:p text:style-name="P1"><text:s/>foreign key (custid) references Cust,</text:p>
      <text:p text:style-name="P1">issueDate date,</text:p>
      <text:p text:style-name="P1">retDate date);</text:p>
      <text:p text:style-name="P1"/>
      <text:p text:style-name="P1">INSERT INTO Cust values(</text:p>
      <text:p text:style-name="P1">'A01','Bayross','Ivan','sa',6125467);</text:p>
      <text:p text:style-name="P2">INSERT INTO Cust values('A03','Jaguste','Pramada','da',4563891);</text:p>
      <text:p text:style-name="P2">INSERT INTO Cust values('A04','Navindgi','Basu','ba',6125401);</text:p>
      <text:p text:style-name="P2">INSERT INTO Cust values('A05','Sreedhar','Ravi','va',null);</text:p>
      <text:p text:style-name="P2">INSERT INTO Cust values('A06',NULL,'Rukmini','gh',5125274);</text:p>
      <text:p text:style-name="P2"/>
      <text:p text:style-name="P3">INSERT INTO Movie values(1,'Bloody Vengeance','action','Jackie Chan',100);</text:p>
      <text:p text:style-name="P3">INSERT INTO Movie values(2,'The Firm','thriller','Tom Cruise',200);</text:p>
      <text:p text:style-name="P3">INSERT INTO Movie values(3,'Pretty Woman','romance','Richard Gere',150);</text:p>
      <text:p text:style-name="P3">INSERT INTO Movie values(4,'Home Alone','Comedy','Macaulay Culkin',250.55);</text:p>
      <text:p text:style-name="P3">INSERT INTO Movie values(5,'The Fugitive','Harrison',200);</text:p>
      <text:p text:style-name="P3">INSERT INTO Movie values(6,'Coma','Suspence','Michael Douglas',100);</text:p>
      <text:p text:style-name="P3">INSERT INTO Movie values(7,'Dracula','Horror','Gary Oldman',150.25);</text:p>
      <text:p text:style-name="P3">INSERT INTO Movie values(8,'Quick Change','Comedy','Bill Murray',100);</text:p>
      <text:p text:style-name="P3">INSERT INTO Movie values(9,'Gone with the wind','Drama','Clarke Gable',200);</text:p>
      <text:p text:style-name="P3">INSERT INTO Movie values(10,'Carry on Doctor','Comedy','Leslie Philips',100);</text:p>
      <text:p text:style-name="P3"/>
      <text:p text:style-name="P4">INSERT INTO Invoice values('i01',4,'A01','23-Jul-2012','25-jul-2012');</text:p>
      <text:p text:style-name="P4">INSERT INTO Invoice values('i02',3,'A02','12-Aug-2012','15-Aug-2012');</text:p>
      <text:p text:style-name="P4">INSERT INTO Invoice values('i03',1,'A02','15-Aug-2012','18-Aug-2012');</text:p>
      <text:p text:style-name="P4">INSERT INTO Invoice values('i04',6,'A03','10-Sep-2012','13-Sep-2012');</text:p>
      <text:p text:style-name="P4">INSERT INTO Invoice values('i05',7,'A04','05-Aug-2012','08-Aug-2012');</text:p>
      <text:p text:style-name="P4">INSERT INTO Invoice values('i06',2,'A06','18-Sep-2012','20-Sep-2012');</text:p>
      <text:p text:style-name="P4">INSERT INTO Invoice values('i07',9,'A05','07-Jul-2012','10-JUl-2012');</text:p>
      <text:p text:style-name="P4">INSERT INTO Invoice values('i08',9,'A01','11-AUg-2012','14-Aug-2012');</text:p>
      <text:p text:style-name="P4">INSERT INTO Invoice values('i09',8,'A03','06-Jul-2012','09-Jul-2012');</text:p>
      <text:p text:style-name="P4"><text:soft-page-break/>INSERT INTO Invoice values('i10',9,'A06','03-Sep-2012','06-Sep-2012');</text:p>
      <text:p text:style-name="P4"/>
      <text:list xml:id="list2933463705215829195" text:style-name="L3">
        <text:list-item>
          <text:p text:style-name="P6">SELECT Lname FROM Cust;</text:p>
        </text:list-item>
        <text:list-item>
          <text:p text:style-name="P6">SELECT * FROM Cust;</text:p>
        </text:list-item>
        <text:list-item>
          <text:p text:style-name="P6">SELECT Lname, Fname,area FROM Cust;</text:p>
        </text:list-item>
        <text:list-item>
          <text:p text:style-name="P6">SELECT title,type FROM Movie;</text:p>
        </text:list-item>
        <text:list-item>
          <text:p text:style-name="P6">SELECT Fname FROM Cust WHERE Fname LIKE '_a%';</text:p>
        </text:list-item>
        <text:list-item>
          <text:p text:style-name="P6">SELECT Lname FROM Cust WHERE Lname LIKE 'S%' OR Lname LIKE 'J%';</text:p>
        </text:list-item>
        <text:list-item>
          <text:p text:style-name="P6">SELECT area FROM Cust WHERE area LIKE '_a%';</text:p>
        </text:list-item>
        <text:list-item>
          <text:p text:style-name="P6">SELECT * FROM Cust WHERE area = 'ba' OR area='mu' OR area='gh';</text:p>
        </text:list-item>
        <text:list-item>
          <text:p text:style-name="P6">SELECT * FROM Cust WHERE phoneno&gt; 5550000;</text:p>
        </text:list-item>
        <text:list-item>
          <text:p text:style-name="P6">SELECT * FROM Invoice WHERE date='%Sep%';</text:p>
        </text:list-item>
        <text:list-item>
          <text:p text:style-name="P6">SELECT * FROM Invoice WHERE custid='A01' OR custid='A02';</text:p>
        </text:list-item>
        <text:list-item>
          <text:p text:style-name="P6">SELECT * FROM Movie WHERE type='Action' OR type='Comedy';</text:p>
        </text:list-item>
        <text:list-item>
          <text:p text:style-name="P6">SELECT * FROM Movie WHERE price &gt;150 AND price&lt;200 OR price=200;</text:p>
        </text:list-item>
      </text:list>
      <text:p text:style-name="P5"><text:tab/><text:span text:style-name="T1">15.SELECT title,price AS price*15 FROM Movies WHERE price&gt;159;</text:span></text:p>
      <text:p text:style-name="P5"><text:tab/><text:span text:style-name="T1">16.ALTER TABLE Movie RENAME price*15 newprice;</text:span></text:p>
      <text:p text:style-name="P7"><text:tab/>17.SELECT title FROM Movie ORDER BY title; </text:p>
      <text:p text:style-name="P7"><text:tab/><text:span text:style-name="T1">18.SELECT title,type FROM Movie WHERE title NOT LIKE '%Horror%';</text:span><text:tab/><text:tab/> </text:p>
      <text:p text:style-name="P5"><text:tab/>19.SELECT title, sqrt(price) FROM Movie;<text:tab/></text:p>
      <text:p text:style-name="P7"><text:tab/><text:span text:style-name="T1">23.SELECT LNAME, FNAME,AREA,CUSTID FROM CUST WHERE PHONENO IS NULL;</text:span></text:p>
      <text:p text:style-name="P7"><text:tab/><text:span text:style-name="T1">24.DELETE FROM Invoice WHERE retDate&lt;'10-Jul-2012'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 Chaithanya</meta:initial-creator>
    <meta:creation-date>2016-08-05T13:00:48.072661772</meta:creation-date>
    <dc:date>2016-08-05T14:48:58.968351235</dc:date>
    <dc:creator>H Chaithanya</dc:creator>
    <meta:editing-duration>PT17M59S</meta:editing-duration>
    <meta:editing-cycles>1</meta:editing-cycles>
    <meta:document-statistic meta:table-count="0" meta:image-count="0" meta:object-count="0" meta:page-count="2" meta:paragraph-count="67" meta:word-count="337" meta:character-count="3137" meta:non-whitespace-character-count="2866"/>
    <meta:generator>LibreOffice/4.2.7.2$Linux_X86_64 LibreOffice_project/420m0$Build-2</meta:generator>
  </office:meta>
</office:document-meta>
</file>